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c8d1a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c8d1a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c8d1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5"/><text:span text:style-name="T4"><text:s/></text:span><text:span text:style-name="T5">IMDB</text:span></text:p>
      <text:p text:style-name="Standard"/>
      <text:p text:style-name="Standard"/>
      <text:p text:style-name="Standard"/>
      <text:p text:style-name="Standard">Design a database schema for a movie and tv series database using the E-R model and design tables accordingly using the relationship model. The necessary information is given below :<text:line-break/><text:line-break/>Entities : Movie, Actors, TV series<text:line-break/>A TV series or a movie must have an actor. An actor can act in both.<text:line-break/><text:line-break/>Assume columns accordingly and mention primary keys, weak and strong entiti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0:17:06.561817095</meta:creation-date>
    <dc:date>2020-03-04T00:18:45.978328666</dc:date>
    <meta:editing-duration>PT1M40S</meta:editing-duration>
    <meta:editing-cycles>1</meta:editing-cycles>
    <meta:document-statistic meta:table-count="0" meta:image-count="0" meta:object-count="0" meta:page-count="1" meta:paragraph-count="2" meta:word-count="64" meta:character-count="429" meta:non-whitespace-character-count="308"/>
    <meta:generator>LibreOffice/6.0.7.3$Linux_X86_64 LibreOffice_project/00m0$Build-3</meta:generator>
  </office:meta>
</office:document-meta>
</file>